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ar" svg:font-family="ar"/>
    <style:font-face style:name="arial" svg:font-family="arial, sans-serif"/>
    <style:font-face style:name=".VnTime" svg:font-family=".VnTime" style:font-pitch="variable"/>
    <style:font-face style:name="VNI-Times" svg:font-family="VNI-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49cd3"/>
    </style:style>
    <style:style style:name="P2" style:family="paragraph" style:parent-style-name="Standard">
      <style:text-properties fo:font-size="14pt" officeooo:rsid="00049cd3" officeooo:paragraph-rsid="00049cd3" style:font-size-asian="14pt" style:font-size-complex="14pt"/>
    </style:style>
    <style:style style:name="P3" style:family="paragraph" style:parent-style-name="Standard">
      <style:text-properties fo:font-size="14pt" officeooo:paragraph-rsid="00049cd3" style:font-size-asian="14pt" style:font-size-complex="14pt"/>
    </style:style>
    <style:style style:name="P4" style:family="paragraph" style:parent-style-name="Standard">
      <style:text-properties fo:font-size="14pt" officeooo:rsid="0004ad00" officeooo:paragraph-rsid="0004ad00" style:font-size-asian="14pt" style:font-size-complex="14pt"/>
    </style:style>
    <style:style style:name="P5" style:family="paragraph" style:parent-style-name="Standard">
      <style:text-properties fo:font-size="14pt" officeooo:rsid="00069ef0" officeooo:paragraph-rsid="00069ef0" style:font-size-asian="14pt" style:font-size-complex="14pt"/>
    </style:style>
    <style:style style:name="T1" style:family="text">
      <style:text-properties fo:font-variant="normal" fo:text-transform="none" fo:color="#545454" style:font-name="arial" fo:letter-spacing="normal" fo:font-style="normal" fo:font-weight="normal"/>
    </style:style>
    <style:style style:name="T2" style:family="text">
      <style:text-properties fo:font-variant="normal" fo:text-transform="none" fo:color="#545454" style:font-name="arial" fo:letter-spacing="normal" fo:font-style="normal" fo:font-weight="normal" officeooo:rsid="00049cd3"/>
    </style:style>
    <style:style style:name="T3" style:family="text">
      <style:text-properties fo:font-variant="normal" fo:text-transform="none" fo:color="#545454" style:font-name="arial" fo:letter-spacing="normal" fo:font-style="normal" fo:font-weight="normal" officeooo:rsid="0004ad00"/>
    </style:style>
    <style:style style:name="T4" style:family="text">
      <style:text-properties fo:font-variant="normal" fo:text-transform="none" fo:color="#545454" style:font-name="arial" fo:font-size="14pt" fo:letter-spacing="normal" fo:font-style="normal" fo:font-weight="normal" style:font-size-asian="14pt" style:font-size-complex="14pt"/>
    </style:style>
    <style:style style:name="T5" style:family="text">
      <style:text-properties fo:font-variant="normal" fo:text-transform="none" fo:color="#545454" style:font-name="arial" fo:font-size="14pt" fo:letter-spacing="normal" fo:font-style="normal" fo:font-weight="normal" officeooo:rsid="00049cd3"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au đây là các kỹ thuật SEO được dùng cho Website này: </text:span><text:a xlink:type="simple" xlink:href="http://cultfx02223.hostingmyself.com/" text:style-name="Internet_20_link" text:visited-style-name="Visited_20_Internet_20_Link"><text:span text:style-name="T4">http://cultfx02223.hostingmyself.com</text:span></text:a><text:span text:style-name="T5">.</text:span></text:p>
      <text:p text:style-name="P2"><text:span text:style-name="T2"/></text:p>
      <text:p text:style-name="P2"><text:span text:style-name="T1">1. thẻ title : đặt tiêu đề cho trang, tiêu đề này xuất hiện trên tab trình duyệt, nội dung bên trong thẻ này không quá 70 ký tự.</text:span></text:p>
      <text:p text:style-name="P2"><text:span text:style-name="T1"><text:tab/></text:span><text:span text:style-name="T3">sử dụng: &lt;title&gt; nội dung thẻ title &lt;/tiyle&gt;</text:span></text:p>
      <text:p text:style-name="P2"><text:span text:style-name="T1"/></text:p>
      <text:p text:style-name="P4"><text:span text:style-name="T1">2. thẻ meta name=”description” tóm tăt ngắn gọn phần nội dung trang web, Nội dung trong thẻ này sẽ xuất hiện trong kết quả tiềm kiếm. Phần nội dung nên từ khoảng 150 đên 160 ký tự.</text:span></text:p>
      <text:p text:style-name="P4"><text:span text:style-name="T1"><text:tab/>sử dụng: &lt;meta name=”description” content=”đặc nội dung mô tả trong phần này”&gt;</text:span></text:p>
      <text:p text:style-name="P4"><text:span text:style-name="T1"/></text:p>
      <text:p text:style-name="P5"><text:span text:style-name="T1">3. thẻ meta name=”keywords” đặt các từ khóa xuất hiện trong trang</text:span></text:p>
      <text:p text:style-name="P5"><text:span text:style-name="T1"><text:tab/>sử dụng: &lt;meta name=”keywords” content=”đặt danh sách các từ khóa, các từ khóa được ngăn cách bàng dấu “,” ”&gt;</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ar" svg:font-family="ar"/>
    <style:font-face style:name="arial" svg:font-family="arial, sans-serif"/>
    <style:font-face style:name=".VnTime" svg:font-family=".VnTime" style:font-pitch="variable"/>
    <style:font-face style:name="VNI-Times" svg:font-family="VNI-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8:26:23.893865736</meta:creation-date>
    <meta:generator>LibreOffice/6.0.7.3$Linux_X86_64 LibreOffice_project/00m0$Build-3</meta:generator>
    <dc:date>2019-11-28T09:14:29.528936722</dc:date>
    <meta:editing-duration>PT4M4S</meta:editing-duration>
    <meta:editing-cycles>1</meta:editing-cycles>
    <meta:document-statistic meta:table-count="0" meta:image-count="0" meta:object-count="0" meta:page-count="1" meta:paragraph-count="7" meta:word-count="131" meta:character-count="699" meta:non-whitespace-character-count="572"/>
  </office:meta>
</office:document-meta>
</file>